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2_boost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]/[.B2]" office:value-type="float" office:value="0.166666666666667" calcext:value-type="float">
            <text:p>0.166666666666667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]/[.B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]/[.B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]/[.B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]/[.B6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]/[.B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]/[.B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]/[.B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]/[.B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]/[.B1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3]/[.B1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4]/[.B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5]/[.B1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7]/[.B1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8]/[.B1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9]/[.B1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1]/[.B2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22]/[.B22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3]/[.B2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5]/[.B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6]/[.B2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7]/[.B2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8]/[.B2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29]/[.B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D30]/[.B30]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31]/[.B3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2]/[.B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3]/[.B3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4]/[.B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5]/[.B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6]/[.B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37]/[.B3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8]/[.B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9]/[.B3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0]/[.B4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1]/[.B4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2]/[.B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3]/[.B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4]/[.B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5]/[.B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6]/[.B4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8]/[.B4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9]/[.B4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D51]/[.B51]" office:value-type="float" office:value="0.346153846153846" calcext:value-type="float">
            <text:p>0.3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2]/[.B5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4]/[.B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55]/[.B5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58]/[.B58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9]/[.B5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1]/[.B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62]/[.B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3]/[.B63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4]/[.B6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65]/[.B6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6]/[.B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8]/[.B6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9]/[.B6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0]/[.B7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71]/[.B71]" office:value-type="float" office:value="0.521739130434783" calcext:value-type="float">
            <text:p>0.5217391304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2]/[.B7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73]/[.B7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74]/[.B74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]/[.B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76]/[.B7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7]/[.B7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0]/[.B8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B8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2]/[.B8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3]/[.B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4]/[.B8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5]/[.B8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6]/[.B8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7]/[.B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8]/[.B8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9]/[.B8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0]/[.B9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91]/[.B9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2]/[.B9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]/[.B9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5]/[.B9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6]/[.B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97]/[.B9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8]/[.B9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99]/[.B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0]/[.B10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1]/[.B10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2]/[.B1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3]/[.B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4]/[.B104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7]/[.B107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08]/[.B10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0]/[.B1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1]/[.B11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2]/[.B1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]/[.B11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4]/[.B11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5]/[.B1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6]/[.B11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7]/[.B11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9]/[.B1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0]/[.B1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]/[.B1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]/[.B12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3]/[.B12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4]/[.B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5]/[.B12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6]/[.B1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7]/[.B12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8]/[.B1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9]/[.B12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0]/[.B13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31]/[.B13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2]/[.B1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3]/[.B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35]/[.B1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6]/[.B13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8]/[.B1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9]/[.B13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40]/[.B1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41]/[.B14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42]/[.B14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43]/[.B143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44]/[.B14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45]/[.B1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46]/[.B146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147]/[.B14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48]/[.B14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49]/[.B1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51]/[.B15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52]/[.B15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55]/[.B15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56]/[.B1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57]/[.B15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59]/[.B15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60]/[.B16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61]/[.B16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63]/[.B16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64]/[.B16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65]/[.B1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6]/[.B1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67]/[.B1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68]/[.B16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69]/[.B1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70]/[.B17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1]/[.B17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72]/[.B17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73]/[.B17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74]/[.B174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75]/[.B17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76]/[.B17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78]/[.B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79]/[.B17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80]/[.B18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81]/[.B1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82]/[.B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184]/[.B1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85]/[.B18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86]/[.B18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88]/[.B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89]/[.B18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90]/[.B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91]/[.B1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92]/[.B1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93]/[.B1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94]/[.B194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5]/[.B19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96]/[.B19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97]/[.B19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98]/[.B19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9]/[.B1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00]/[.B20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01]/[.B20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202]/[.B20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03]/[.B20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04]/[.B20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05]/[.B20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D206]/[.B206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07]/[.B20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08]/[.B20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09]/[.B20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10]/[.B2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1]/[.B2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13]/[.B21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14]/[.B21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15]/[.B21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16]/[.B21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17]/[.B21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18]/[.B21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19]/[.B21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20]/[.B2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21]/[.B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22]/[.B22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224]/[.B22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25]/[.B22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26]/[.B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27]/[.B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28]/[.B22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29]/[.B2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230]/[.B230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3]/[.B23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34]/[.B23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6]/[.B2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37]/[.B23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8]/[.B23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39]/[.B23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40]/[.B2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41]/[.B2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2]/[.B24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43]/[.B24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4]/[.B24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45]/[.B2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6]/[.B24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47]/[.B24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48]/[.B24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9]/[.B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50]/[.B25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1]/[.B25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52]/[.B25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253]/[.B25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54]/[.B25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55]/[.B25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6]/[.B25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57]/[.B25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8]/[.B25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60]/[.B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1]/[.B26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3]/[.B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4]/[.B2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65]/[.B26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7]/[.B26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8]/[.B26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69]/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70]/[.B27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271]/[.B27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272]/[.B272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73]/[.B27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74]/[.B274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5]/[.B27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277]/[.B277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78]/[.B27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1]/[.B28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2]/[.B2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85]/[.B28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7]/[.B2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9]/[.B2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93]/[.B2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94]/[.B29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295]/[.B29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297]/[.B297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98]/[.B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D299]/[.B299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02]/[.B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03]/[.B3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04]/[.B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D305]/[.B305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06]/[.B3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308]/[.B308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09]/[.B3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0]/[.B3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11]/[.B31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12]/[.B31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13]/[.B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14]/[.B31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15]/[.B31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16]/[.B31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18]/[.B31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19]/[.B31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20]/[.B3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22]/[.B3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23]/[.B32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24]/[.B32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25]/[.B3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26]/[.B32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27]/[.B32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28]/[.B3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330]/[.B330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32]/[.B33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334]/[.B3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35]/[.B3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36]/[.B336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37]/[.B33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38]/[.B33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39]/[.B3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40]/[.B34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41]/[.B3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42]/[.B34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44]/[.B34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346]/[.B34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47]/[.B347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48]/[.B34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9]/[.B34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51]/[.B35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53]/[.B35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54]/[.B35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355]/[.B35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6]/[.B3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57]/[.B3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8]/[.B35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59]/[.B35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0]/[.B36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62]/[.B36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63]/[.B36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364]/[.B36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65]/[.B3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6]/[.B36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67]/[.B367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68]/[.B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69]/[.B36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70]/[.B3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71]/[.B3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72]/[.B3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3]/[.B37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74]/[.B37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75]/[.B3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6]/[.B37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7]/[.B37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78]/[.B37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79]/[.B3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380]/[.B380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1]/[.B38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82]/[.B3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83]/[.B38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4]/[.B38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5]/[.B385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386]/[.B38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87]/[.B3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388]/[.B38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89]/[.B38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90]/[.B39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91]/[.B3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92]/[.B3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94]/[.B39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95]/[.B39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6]/[.B3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97]/[.B39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98]/[.B39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9]/[.B39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00]/[.B40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01]/[.B4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02]/[.B4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04]/[.B4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05]/[.B40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06]/[.B4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07]/[.B40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08]/[.B40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09]/[.B40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10]/[.B41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11]/[.B411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12]/[.B41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13]/[.B41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14]/[.B414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15]/[.B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16]/[.B41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17]/[.B41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18]/[.B4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19]/[.B41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20]/[.B42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1]/[.B42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259259259259259" calcext:value-type="float">
            <text:p>0.2592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3]/[.B4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24]/[.B4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5]/[.B4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6]/[.B4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27]/[.B42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28]/[.B42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9]/[.B42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30]/[.B4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32]/[.B4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33]/[.B4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34]/[.B43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35]/[.B4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36]/[.B4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37]/[.B4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38]/[.B43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39]/[.B43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40]/[.B4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1]/[.B44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42]/[.B4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3]/[.B4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44]/[.B44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445]/[.B44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6]/[.B44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47]/[.B44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8]/[.B4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50]/[.B45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51]/[.B451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52]/[.B45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53]/[.B45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54]/[.B45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55]/[.B45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56]/[.B45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57]/[.B4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58]/[.B45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59]/[.B45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60]/[.B4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61]/[.B461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62]/[.B46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63]/[.B46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64]/[.B46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65]/[.B46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66]/[.B46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D467]/[.B467]" office:value-type="float" office:value="0.413793103448276" calcext:value-type="float">
            <text:p>0.413793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68]/[.B468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69]/[.B4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70]/[.B47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71]/[.B47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2]/[.B47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473]/[.B4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474]/[.B4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75]/[.B47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76]/[.B476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77]/[.B4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478]/[.B4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479]/[.B47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80]/[.B48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481]/[.B48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482]/[.B482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83]/[.B4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4]/[.B4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85]/[.B48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87]/[.B48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488]/[.B48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89]/[.B48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90]/[.B49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91]/[.B49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92]/[.B49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493]/[.B49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94]/[.B49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96]/[.B49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97]/[.B49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498]/[.B4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99]/[.B4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00]/[.B50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01]/[.B50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502]/[.B5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503]/[.B50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04]/[.B504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505]/[.B50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506]/[.B506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7]/[.B5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08]/[.B50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09]/[.B50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510]/[.B5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11]/[.B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13]/[.B51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4]/[.B5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15]/[.B51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16]/[.B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17]/[.B51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18]/[.B51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19]/[.B5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0]/[.B52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1]/[.B5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2]/[.B52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23]/[.B52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4]/[.B52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25]/[.B525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26]/[.B5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27]/[.B527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28]/[.B52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29]/[.B5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30]/[.B53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531]/[.B531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D532]/[.B532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3]/[.B5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534]/[.B5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35]/[.B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36]/[.B53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37]/[.B537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38]/[.B538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539]/[.B53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40]/[.B54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541]/[.B541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42]/[.B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3]/[.B54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4]/[.B54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45]/[.B54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46]/[.B54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47]/[.B5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48]/[.B54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9]/[.B5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50]/[.B5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D551]/[.B551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552]/[.B552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3]/[.B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54]/[.B55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55]/[.B55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56]/[.B55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57]/[.B55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D558]/[.B558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59]/[.B5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60]/[.B56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561]/[.B56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62]/[.B56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63]/[.B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564]/[.B56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65]/[.B56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66]/[.B5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67]/[.B5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68]/[.B5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69]/[.B56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0]/[.B57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571]/[.B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72]/[.B57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73]/[.B57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74]/[.B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75]/[.B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6]/[.B57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77]/[.B57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78]/[.B5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579]/[.B57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0]/[.B58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81]/[.B58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82]/[.B5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83]/[.B58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84]/[.B58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85]/[.B5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86]/[.B58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87]/[.B5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88]/[.B5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89]/[.B5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90]/[.B590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91]/[.B59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92]/[.B59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93]/[.B59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94]/[.B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95]/[.B595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596]/[.B596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97]/[.B5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598]/[.B59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99]/[.B5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D600]/[.B60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601]/[.B6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02]/[.B6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603]/[.B60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04]/[.B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605]/[.B60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06]/[.B6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607]/[.B607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608]/[.B608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09]/[.B60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10]/[.B6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11]/[.B61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12]/[.B6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13]/[.B61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14]/[.B6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15]/[.B61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616]/[.B61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617]/[.B6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18]/[.B61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19]/[.B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620]/[.B62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621]/[.B62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22]/[.B62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623]/[.B62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24]/[.B6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625]/[.B62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26]/[.B62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27]/[.B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628]/[.B6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29]/[.B6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30]/[.B63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31]/[.B63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32]/[.B6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33]/[.B63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634]/[.B63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635]/[.B63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36]/[.B63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637]/[.B63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38]/[.B63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39]/[.B63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640]/[.B640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41]/[.B641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42]/[.B64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43]/[.B64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644]/[.B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645]/[.B6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46]/[.B64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7]/[.B64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48]/[.B64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649]/[.B64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50]/[.B6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51]/[.B6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652]/[.B65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53]/[.B6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54]/[.B6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55]/[.B65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56]/[.B6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57]/[.B65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58]/[.B65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59]/[.B6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60]/[.B6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61]/[.B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62]/[.B66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63]/[.B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664]/[.B66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65]/[.B6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66]/[.B6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67]/[.B6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68]/[.B6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69]/[.B669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70]/[.B67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71]/[.B67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72]/[.B67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673]/[.B67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674]/[.B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75]/[.B67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76]/[.B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77]/[.B67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78]/[.B67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9]/[.B6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80]/[.B68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81]/[.B68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83]/[.B68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684]/[.B6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85]/[.B68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686]/[.B68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87]/[.B68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88]/[.B68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689]/[.B68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690]/[.B690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2]/[.B69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93]/[.B69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95]/[.B69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696]/[.B69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697]/[.B69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98]/[.B69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701]/[.B701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702]/[.B70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3]/[.B70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04]/[.B70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705]/[.B70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06]/[.B7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07]/[.B7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08]/[.B70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09]/[.B70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10]/[.B71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1]/[.B7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712]/[.B712]" office:value-type="float" office:value="0.260869565217391" calcext:value-type="float">
            <text:p>0.2608695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13]/[.B71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14]/[.B71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15]/[.B7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716]/[.B71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718]/[.B71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19]/[.B71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20]/[.B72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21]/[.B7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22]/[.B72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723]/[.B72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4]/[.B7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25]/[.B72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26]/[.B72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27]/[.B727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728]/[.B7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729]/[.B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730]/[.B730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1]/[.B7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732]/[.B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3]/[.B73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4]/[.B73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735]/[.B735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36]/[.B73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37]/[.B73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38]/[.B73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39]/[.B73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40]/[.B74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1]/[.B74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42]/[.B74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3]/[.B7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44]/[.B74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5]/[.B74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46]/[.B7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47]/[.B747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748]/[.B748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49]/[.B74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750]/[.B75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51]/[.B751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753]/[.B75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54]/[.B75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55]/[.B75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56]/[.B75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7]/[.B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58]/[.B75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759]/[.B759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60]/[.B7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61]/[.B76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762]/[.B76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63]/[.B76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64]/[.B76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765]/[.B765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766]/[.B766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67]/[.B76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68]/[.B76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69]/[.B76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70]/[.B77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771]/[.B77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772]/[.B772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73]/[.B7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774]/[.B7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775]/[.B775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776]/[.B7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777]/[.B77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778]/[.B77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79]/[.B7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780]/[.B78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781]/[.B78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82]/[.B78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83]/[.B78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84]/[.B7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86]/[.B786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787]/[.B78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788]/[.B78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89]/[.B78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90]/[.B79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791]/[.B7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92]/[.B79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793]/[.B79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94]/[.B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795]/[.B79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96]/[.B79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97]/[.B79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798]/[.B79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799]/[.B799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00]/[.B800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801]/[.B80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803]/[.B80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04]/[.B80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805]/[.B80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06]/[.B80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807]/[.B807]" office:value-type="float" office:value="0.269230769230769" calcext:value-type="float">
            <text:p>0.2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808]/[.B8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09]/[.B80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810]/[.B810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11]/[.B81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12]/[.B81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13]/[.B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14]/[.B81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15]/[.B81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6]/[.B8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17]/[.B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19]/[.B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20]/[.B82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21]/[.B82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822]/[.B8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823]/[.B82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24]/[.B8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25]/[.B8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26]/[.B8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827]/[.B82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28]/[.B8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829]/[.B829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830]/[.B83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831]/[.B83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32]/[.B83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833]/[.B833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34]/[.B83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35]/[.B83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36]/[.B8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37]/[.B83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38]/[.B8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39]/[.B83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40]/[.B84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41]/[.B84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42]/[.B84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43]/[.B84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44]/[.B844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45]/[.B8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846]/[.B846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847]/[.B84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848]/[.B84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49]/[.B8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0]/[.B85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51]/[.B85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52]/[.B85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53]/[.B8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54]/[.B85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55]/[.B8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56]/[.B8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57]/[.B8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858]/[.B85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59]/[.B8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860]/[.B8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61]/[.B8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862]/[.B862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63]/[.B8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864]/[.B86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865]/[.B865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66]/[.B8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867]/[.B867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68]/[.B8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869]/[.B86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870]/[.B87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71]/[.B87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872]/[.B87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73]/[.B8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4]/[.B8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75]/[.B87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76]/[.B87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7]/[.B8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78]/[.B8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79]/[.B8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80]/[.B88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81]/[.B88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82]/[.B88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883]/[.B88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84]/[.B88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85]/[.B8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886]/[.B8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887]/[.B887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888]/[.B888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889]/[.B88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90]/[.B89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891]/[.B891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92]/[.B89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893]/[.B89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94]/[.B89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895]/[.B895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96]/[.B8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97]/[.B8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98]/[.B8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899]/[.B89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00]/[.B90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01]/[.B90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02]/[.B90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904]/[.B904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05]/[.B9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06]/[.B90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907]/[.B907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08]/[.B90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09]/[.B90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910]/[.B91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11]/[.B91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912]/[.B91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13]/[.B91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14]/[.B9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15]/[.B91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916]/[.B91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917]/[.B91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D918]/[.B91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19]/[.B9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20]/[.B9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21]/[.B92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922]/[.B9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923]/[.B92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24]/[.B92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25]/[.B92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26]/[.B92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927]/[.B927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28]/[.B92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29]/[.B92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30]/[.B9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31]/[.B93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2]/[.B9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33]/[.B93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34]/[.B934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935]/[.B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36]/[.B9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37]/[.B93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8]/[.B93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39]/[.B939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940]/[.B94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41]/[.B94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42]/[.B94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43]/[.B9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45]/[.B94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46]/[.B946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47]/[.B94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48]/[.B94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949]/[.B949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950]/[.B95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51]/[.B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952]/[.B952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54]/[.B95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55]/[.B9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56]/[.B95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957]/[.B9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58]/[.B95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959]/[.B95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960]/[.B96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61]/[.B96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962]/[.B9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963]/[.B9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64]/[.B96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65]/[.B96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66]/[.B96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967]/[.B96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69]/[.B96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970]/[.B970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71]/[.B97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972]/[.B97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73]/[.B97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74]/[.B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75]/[.B97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976]/[.B97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977]/[.B97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978]/[.B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79]/[.B97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80]/[.B98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81]/[.B98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82]/[.B9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83]/[.B9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84]/[.B98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85]/[.B98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86]/[.B98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87]/[.B98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988]/[.B98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989]/[.B98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90]/[.B99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991]/[.B99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92]/[.B99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93]/[.B99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94]/[.B99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95]/[.B99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996]/[.B99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97]/[.B99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98]/[.B99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99]/[.B99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00]/[.B10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001]/[.B100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02]/[.B100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1003]/[.B1003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04]/[.B100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005]/[.B100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06]/[.B100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007]/[.B100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08]/[.B10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09]/[.B100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10]/[.B10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11]/[.B101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012]/[.B101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13]/[.B10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014]/[.B1014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015]/[.B101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016]/[.B10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17]/[.B10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18]/[.B101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019]/[.B101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020]/[.B1020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021]/[.B102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22]/[.B102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023]/[.B102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24]/[.B102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5]/[.B10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26]/[.B102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7]/[.B102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28]/[.B10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9]/[.B10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30]/[.B103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31]/[.B10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033]/[.B103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034]/[.B10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35]/[.B103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36]/[.B10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037]/[.B103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38]/[.B10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039]/[.B103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040]/[.B104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41]/[.B10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42]/[.B104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43]/[.B10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44]/[.B104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045]/[.B10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46]/[.B10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47]/[.B10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D1048]/[.B1048]" office:value-type="float" office:value="0.344827586206897" calcext:value-type="float">
            <text:p>0.3448275862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49]/[.B104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50]/[.B105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051]/[.B105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52]/[.B105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53]/[.B10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54]/[.B105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055]/[.B105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056]/[.B1056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057]/[.B1057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58]/[.B10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059]/[.B1059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60]/[.B106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61]/[.B10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62]/[.B106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63]/[.B106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4]/[.B10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65]/[.B106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66]/[.B1066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67]/[.B106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68]/[.B106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69]/[.B10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070]/[.B107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071]/[.B107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72]/[.B107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073]/[.B107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74]/[.B10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75]/[.B10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7]/[.B107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80]/[.B10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081]/[.B108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82]/[.B108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083]/[.B108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1084]/[.B10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085]/[.B1085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86]/[.B108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D1087]/[.B108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088]/[.B108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89]/[.B108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90]/[.B109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91]/[.B10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092]/[.B109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93]/[.B10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094]/[.B109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1095]/[.B1095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96]/[.B10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97]/[.B109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98]/[.B109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99]/[.B109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00]/[.B110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01]/[.B110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02]/[.B11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03]/[.B11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104]/[.B110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05]/[.B11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06]/[.B110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107]/[.B1107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08]/[.B11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09]/[.B110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110]/[.B111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11]/[.B111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12]/[.B111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113]/[.B1113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14]/[.B11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115]/[.B111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16]/[.B11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117]/[.B111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118]/[.B111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19]/[.B111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120]/[.B1120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21]/[.B11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22]/[.B112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23]/[.B112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4]/[.B11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25]/[.B11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26]/[.B1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7]/[.B112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128]/[.B112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29]/[.B112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130]/[.B113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31]/[.B11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132]/[.B1132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133]/[.B113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4]/[.B113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135]/[.B113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136]/[.B11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1137]/[.B1137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38]/[.B113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139]/[.B1139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40]/[.B11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142]/[.B114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143]/[.B11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44]/[.B114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145]/[.B114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146]/[.B11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147]/[.B114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148]/[.B11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49]/[.B114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50]/[.B1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151]/[.B1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152]/[.B115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53]/[.B115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54]/[.B115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5]/[.B115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1156]/[.B11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157]/[.B115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58]/[.B115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159]/[.B11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160]/[.B116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161]/[.B116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62]/[.B11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63]/[.B116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64]/[.B116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65]/[.B11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166]/[.B116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67]/[.B11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68]/[.B116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69]/[.B116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170]/[.B117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71]/[.B1171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72]/[.B11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173]/[.B117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74]/[.B11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75]/[.B11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76]/[.B117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77]/[.B117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178]/[.B1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179]/[.B1179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80]/[.B118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181]/[.B1181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82]/[.B118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83]/[.B118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84]/[.B1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85]/[.B11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86]/[.B11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1187]/[.B118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88]/[.B1188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89]/[.B118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190]/[.B11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91]/[.B119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92]/[.B11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193]/[.B1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1194]/[.B119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95]/[.B119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96]/[.B119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8]/[.B11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99]/[.B119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200]/[.B120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1]/[.B12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02]/[.B120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03]/[.B12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04]/[.B120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205]/[.B120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06]/[.B1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07]/[.B120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208]/[.B120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09]/[.B12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210]/[.B12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11]/[.B1211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212]/[.B1212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13]/[.B121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14]/[.B121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5]/[.B121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16]/[.B12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18]/[.B121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9]/[.B12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20]/[.B1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21]/[.B12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22]/[.B122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23]/[.B122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224]/[.B1224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25]/[.B122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226]/[.B122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27]/[.B122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228]/[.B122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229]/[.B12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230]/[.B123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231]/[.B123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32]/[.B12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33]/[.B123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34]/[.B123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35]/[.B123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236]/[.B12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37]/[.B123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238]/[.B12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239]/[.B123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40]/[.B124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41]/[.B12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242]/[.B124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243]/[.B124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44]/[.B12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245]/[.B1245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46]/[.B1246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47]/[.B124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48]/[.B124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249]/[.B124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50]/[.B12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51]/[.B125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1252]/[.B1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53]/[.B1253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254]/[.B125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5]/[.B125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56]/[.B1256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57]/[.B12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258]/[.B125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9]/[.B125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260]/[.B126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261]/[.B1261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62]/[.B1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263]/[.B126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264]/[.B126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65]/[.B126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66]/[.B126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267]/[.B126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68]/[.B12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269]/[.B126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270]/[.B127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1]/[.B1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72]/[.B127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73]/[.B127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74]/[.B127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75]/[.B1275]" office:value-type="float" office:value="0.260869565217391" calcext:value-type="float">
            <text:p>0.2608695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276]/[.B12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77]/[.B127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78]/[.B127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279]/[.B1279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80]/[.B128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81]/[.B128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82]/[.B128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283]/[.B128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84]/[.B128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85]/[.B128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86]/[.B1286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87]/[.B1287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88]/[.B128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89]/[.B12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90]/[.B129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291]/[.B129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292]/[.B1292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293]/[.B1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94]/[.B1294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295]/[.B129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296]/[.B129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97]/[.B129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98]/[.B129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D1299]/[.B1299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300]/[.B130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301]/[.B130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302]/[.B130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303]/[.B1303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304]/[.B130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305]/[.B130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306]/[.B130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307]/[.B130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308]/[.B130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309]/[.B13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310]/[.B1310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311]/[.B131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12]/[.B1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313]/[.B131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314]/[.B13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315]/[.B13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316]/[.B13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317]/[.B1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318]/[.B13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19]/[.B131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20]/[.B132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321]/[.B132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322]/[.B132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323]/[.B132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324]/[.B1324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325]/[.B132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326]/[.B1326]" office:value-type="float" office:value="0.266666666666667" calcext:value-type="float">
            <text:p>0.2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4:31.269058408</dc:date>
    <meta:editing-duration>P9DT2H43M9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